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fo:font-style="italic" style:font-style-asian="italic" style:font-style-complex="italic"/>
    </style:style>
  </office:automatic-styles>
  <office:body>
    <office:text text:use-soft-page-breaks="true">
      <text:p text:style-name="P1">Pour pouvoir utiliser notre programme, il faut tout d'abord ouvrir le fichier<text:s/><text:span text:style-name="T2">exercice1.html.<text:s/></text:span></text:p>
      <text:p text:style-name="Normal">Ensuite, vous n’avez plus qu’à rentrer les équations de la courbe paramétrique que vous souhaitez à l’aide de votre clavier. En<text:s/>cliquant sur le bouton « submit », la courbe paramétrique associée à vos équations va s’afficher. Vous pouvez continuer à l’infini cette opération. Si vous désirez effacer les courbes paramétriques que vous avez fait auparavant, vous n’avez qu’à<text:s/>cliquer sur le bouton « Clear the canvas ».</text:p>
      <text:p text:style-name="Normal">Si vous avez<text:s/>rentré<text:s/>des équations paramétriques avec des signes non reconnaissables ou une variable autre que t par exemple, un message d’erreur apparaît sur votre écran.<text:s/></text:p>
      <text:p text:style-name="Normal"/>
      <text:p text:style-name="Normal">Concernant la structure du WebGl, nous avons utilisé les librairies three.js et math.js. La première librairie nous a permis de faire de la 2D en initialisant une scène, une caméra, et le moteur de rendu (appelé renderer). Nous avons utilisé la deuxième librairie pour faciliter la gestion des équations paramétriques. Le contenu de notre code est regroupé dans deux événements : pour effacer les courbes et pour la saisie des équations.<text:s/></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ine DELPIERRE</meta:initial-creator>
    <dc:creator>Marine DELPIERRE</dc:creator>
    <meta:creation-date>2021-10-02T17:19:00Z</meta:creation-date>
    <dc:date>2021-10-05T19:10:00Z</dc:date>
    <meta:template xlink:href="Normal.dotm" xlink:type="simple"/>
    <meta:editing-cycles>2</meta:editing-cycles>
    <meta:editing-duration>PT1020S</meta:editing-duration>
    <meta:document-statistic meta:page-count="1" meta:paragraph-count="2" meta:word-count="173" meta:character-count="1126" meta:row-count="7" meta:non-whitespace-character-count="955"/>
  </office:meta>
</office:document-meta>
</file>